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ee46" officeooo:paragraph-rsid="001aee4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48pt" fo:font-weight="bold" officeooo:rsid="001aee46" officeooo:paragraph-rsid="001aee46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1aee46" officeooo:paragraph-rsid="001aee4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aee46" officeooo:paragraph-rsid="00570cf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1aee46" officeooo:paragraph-rsid="001aee46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normal" officeooo:rsid="001bd969" officeooo:paragraph-rsid="001bd969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officeooo:rsid="001aee46" officeooo:paragraph-rsid="0024e059" style:font-weight-asian="bold" style:font-weight-complex="bold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text-properties officeooo:paragraph-rsid="00585f16"/>
    </style:style>
    <style:style style:name="P12" style:family="paragraph" style:parent-style-name="Standard">
      <style:text-properties officeooo:paragraph-rsid="002a75e9"/>
    </style:style>
    <style:style style:name="T1" style:family="text">
      <style:text-properties officeooo:rsid="003d432c"/>
    </style:style>
    <style:style style:name="T2" style:family="text">
      <style:text-properties style:font-name="Times New Roman"/>
    </style:style>
    <style:style style:name="T3" style:family="text">
      <style:text-properties officeooo:rsid="004a8145"/>
    </style:style>
    <style:style style:name="T4" style:family="text">
      <style:text-properties officeooo:rsid="004d0f96"/>
    </style:style>
    <style:style style:name="T5" style:family="text">
      <style:text-properties officeooo:rsid="002b4c6f"/>
    </style:style>
    <style:style style:name="T6" style:family="text">
      <style:text-properties officeooo:rsid="00585f16"/>
    </style:style>
    <style:style style:name="T7" style:family="text">
      <style:text-properties officeooo:rsid="0020e02a"/>
    </style:style>
    <style:style style:name="T8" style:family="text">
      <style:text-properties officeooo:rsid="00306cb6"/>
    </style:style>
    <style:style style:name="T9" style:family="text">
      <style:text-properties officeooo:rsid="003ed53c"/>
    </style:style>
    <style:style style:name="T10" style:family="text">
      <style:text-properties fo:font-weight="normal" officeooo:rsid="002b4c6f" style:font-weight-asian="normal" style:font-weight-complex="normal"/>
    </style:style>
    <style:style style:name="T11" style:family="text">
      <style:text-properties fo:font-weight="normal" officeooo:rsid="0059e971" style:font-weight-asian="normal" style:font-weight-complex="normal"/>
    </style:style>
    <style:style style:name="T12" style:family="text">
      <style:text-properties fo:font-weight="bold" officeooo:rsid="0059e971" style:font-weight-asian="bold" style:font-weight-complex="bold"/>
    </style:style>
    <style:style style:name="T13" style:family="text">
      <style:text-properties officeooo:rsid="004e41ee"/>
    </style:style>
    <style:style style:name="T14" style:family="text">
      <style:text-properties officeooo:rsid="002b9058"/>
    </style:style>
    <style:style style:name="T15" style:family="text">
      <style:text-properties officeooo:rsid="002d5466"/>
    </style:style>
    <style:style style:name="T16" style:family="text">
      <style:text-properties officeooo:rsid="0042076d"/>
    </style:style>
    <style:style style:name="T17" style:family="text">
      <style:text-properties officeooo:rsid="004ad5f3"/>
    </style:style>
    <style:style style:name="T18" style:family="text">
      <style:text-properties officeooo:rsid="004fbfca"/>
    </style:style>
    <style:style style:name="T19" style:family="text">
      <style:text-properties officeooo:rsid="00273f44"/>
    </style:style>
    <style:style style:name="T20" style:family="text">
      <style:text-properties officeooo:rsid="003f7acf"/>
    </style:style>
    <style:style style:name="T21" style:family="text">
      <style:text-properties officeooo:rsid="004de4ee"/>
    </style:style>
    <style:style style:name="T22" style:family="text">
      <style:text-properties style:font-name="Times New Roman" officeooo:rsid="003f7acf"/>
    </style:style>
    <style:style style:name="T23" style:family="text">
      <style:text-properties style:font-name="Times New Roman" officeooo:rsid="0059e971"/>
    </style:style>
    <style:style style:name="T24" style:family="text">
      <style:text-properties style:font-name="Times New Roman" officeooo:rsid="0042076d"/>
    </style:style>
    <style:style style:name="T25" style:family="text">
      <style:text-properties style:font-name="Times New Roman" officeooo:rsid="0032dc7e"/>
    </style:style>
    <style:style style:name="T26" style:family="text">
      <style:text-properties style:font-name="Times New Roman" officeooo:rsid="004fbfca"/>
    </style:style>
    <style:style style:name="T27" style:family="text">
      <style:text-properties style:font-name="Times New Roman" officeooo:rsid="004de4ee"/>
    </style:style>
    <style:style style:name="T28" style:family="text">
      <style:text-properties style:font-name="Times New Roman" officeooo:rsid="00273f44"/>
    </style:style>
    <style:style style:name="T29" style:family="text">
      <style:text-properties style:font-name="Times New Roman" officeooo:rsid="00438157"/>
    </style:style>
    <style:style style:name="T30" style:family="text">
      <style:text-properties style:font-name="Times New Roman" officeooo:rsid="004ad5f3"/>
    </style:style>
    <style:style style:name="T31" style:family="text">
      <style:text-properties style:font-name="Times New Roman" officeooo:rsid="00332e7e"/>
    </style:style>
    <style:style style:name="T32" style:family="text">
      <style:text-properties style:font-name="Times New Roman" officeooo:rsid="00276b5a"/>
    </style:style>
    <style:style style:name="T33" style:family="text">
      <style:text-properties style:font-name="Times New Roman" officeooo:rsid="0040e076"/>
    </style:style>
    <style:style style:name="T34" style:family="text">
      <style:text-properties style:font-name="Times New Roman" officeooo:rsid="00339e5c"/>
    </style:style>
    <style:style style:name="T35" style:family="text">
      <style:text-properties style:font-name="Times New Roman" officeooo:rsid="00524bed"/>
    </style:style>
    <style:style style:name="T36" style:family="text">
      <style:text-properties style:font-name="Times New Roman" officeooo:rsid="0044356e"/>
    </style:style>
    <style:style style:name="T37" style:family="text">
      <style:text-properties style:font-name="Times New Roman" officeooo:rsid="0029010b"/>
    </style:style>
    <style:style style:name="T38" style:family="text">
      <style:text-properties style:font-name="Times New Roman" officeooo:rsid="002a75e9"/>
    </style:style>
    <style:style style:name="T39" style:family="text">
      <style:text-properties style:font-name="Times New Roman" officeooo:rsid="004b1e9e"/>
    </style:style>
    <style:style style:name="T40" style:family="text">
      <style:text-properties style:font-name="Times New Roman" officeooo:rsid="00585f16"/>
    </style:style>
    <style:style style:name="T41" style:family="text">
      <style:text-properties style:font-name="Times New Roman" officeooo:rsid="0056036f"/>
    </style:style>
    <style:style style:name="T42" style:family="text">
      <style:text-properties style:font-name="Times New Roman" officeooo:rsid="0039874f"/>
    </style:style>
    <style:style style:name="T43" style:family="text">
      <style:text-properties style:font-name="Times New Roman" officeooo:rsid="0035cd96"/>
    </style:style>
    <style:style style:name="T44" style:family="text">
      <style:text-properties style:font-name="Times New Roman" officeooo:rsid="00347192"/>
    </style:style>
    <style:style style:name="T45" style:family="text">
      <style:text-properties style:font-name="Times New Roman" officeooo:rsid="0038d7bf"/>
    </style:style>
    <style:style style:name="T46" style:family="text">
      <style:text-properties style:font-name="Times New Roman" officeooo:rsid="00358b86"/>
    </style:style>
    <style:style style:name="T47" style:family="text">
      <style:text-properties style:font-name="Times New Roman" officeooo:rsid="0052cc0f"/>
    </style:style>
    <style:style style:name="T48" style:family="text">
      <style:text-properties style:font-name="Times New Roman" officeooo:rsid="00379f1a"/>
    </style:style>
    <style:style style:name="T49" style:family="text">
      <style:text-properties style:font-name="Times New Roman" officeooo:rsid="0039afbc"/>
    </style:style>
    <style:style style:name="T50" style:family="text">
      <style:text-properties style:font-name="Times New Roman" officeooo:rsid="00530928"/>
    </style:style>
    <style:style style:name="T51" style:family="text">
      <style:text-properties style:font-name="Times New Roman" officeooo:rsid="004e41ee"/>
    </style:style>
    <style:style style:name="T52" style:family="text">
      <style:text-properties style:font-name="Times New Roman" officeooo:rsid="00549d37"/>
    </style:style>
    <style:style style:name="T53" style:family="text">
      <style:text-properties style:font-name="Times New Roman" officeooo:rsid="005b9f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llegory of the Room</text:p>
      <text:p text:style-name="P3"/>
      <text:p text:style-name="P4"><text:s text:c="31"/></text:p>
      <text:p text:style-name="P4"><text:s text:c="50"/></text:p>
      <text:p text:style-name="P3">Mike Sosteric</text:p>
      <text:p text:style-name="P3"/>
      <text:p text:style-name="P3"/>
      <text:p text:style-name="P5"/>
      <text:p text:style-name="P5">Version <text:span text:style-name="T1">2024</text:span></text:p>
      <text:p text:style-name="P5"/>
      <text:p text:style-name="P6"/>
      <text:p text:style-name="P6"/>
      <text:p text:style-name="P6"/>
      <text:p text:style-name="P6"/>
      <text:p text:style-name="P6"/>
      <text:p text:style-name="P7"><text:span text:style-name="T2"/></text:p>
      <text:p text:style-name="P8"/>
      <text:p text:style-name="P9"/>
      <text:p text:style-name="P10"><text:soft-page-break/>Imagine for a moment <text:span text:style-name="T3">a large </text:span>room. <text:span text:style-name="T3">In the room </text:span><text:span text:style-name="T4">are a few hundred people</text:span><text:span text:style-name="T1">. </text:span>The room has doors and windows and is like any other room except for the fact that it is cold, <text:span text:style-name="T1">so cold</text:span> that everyone <text:span text:style-name="T5">in the </text:span>room has <text:span text:style-name="T6">on</text:span> several layers of clothing<text:span text:style-name="T5"> </text:span><text:span text:style-name="T7">to </text:span>insulate from the bitter <text:span text:style-name="T8">drafts</text:span>. The <text:span text:style-name="T9">people, </text:span><text:span text:style-name="T10">let’s call them</text:span><text:span text:style-name="T11"> the </text:span><text:span text:style-name="T12">cold people</text:span><text:span text:style-name="T10">, </text:span>are crouched on the floor. <text:span text:style-name="T13">H</text:span>uddled in groups, <text:span text:style-name="T13">they </text:span><text:span text:style-name="T6">are </text:span>desperate for any warmth they can get.</text:p>
      <text:p text:style-name="P10">Nobody really knows how long <text:span text:style-name="T14">these cold people </text:span>have been in the room, just that it has been a long time. Suddenly <text:span text:style-name="T5">however</text:span>, <text:span text:style-name="T14">one of </text:span><text:span text:style-name="T8">the </text:span><text:span text:style-name="T15">cold people, </text:span><text:span text:style-name="T16">let us call them </text:span><text:span text:style-name="T17">Jagar</text:span><text:span text:style-name="T16">, </text:span>look<text:span text:style-name="T8">s</text:span> up <text:span text:style-name="T9">from their cold huddle and sees that everyone in the room appears to have </text:span><text:span text:style-name="T18">a </text:span>contraption on <text:span text:style-name="T15">their </text:span>back. <text:span text:style-name="T16">Jagar </text:span><text:span text:style-name="T9">looks </text:span>to see what it is <text:span text:style-name="T8">and as they do </text:span><text:span text:style-name="T15">they </text:span>notice a string attached to <text:span text:style-name="T17">each</text:span> contraption. <text:span text:style-name="T16">Jagar </text:span><text:span text:style-name="T9">strain</text:span><text:span text:style-name="T16">s</text:span><text:span text:style-name="T9"> to look at their </text:span><text:span text:style-name="T18">own </text:span><text:span text:style-name="T9">back and sure enough, there is a contraption and a string. </text:span><text:span text:style-name="T15">Hesitating </text:span><text:span text:style-name="T8">for a moment</text:span><text:span text:style-name="T15">, </text:span><text:span text:style-name="T16">Jagar decides to </text:span>pull the string to see what will happen. A soft humming emanate<text:span text:style-name="T15">s</text:span>, <text:span text:style-name="T19">but n</text:span>othing else. <text:span text:style-name="T20">C</text:span><text:span text:style-name="T15">onfused and </text:span><text:span text:style-name="T20">a little </text:span><text:span text:style-name="T15">befuddled, </text:span><text:span text:style-name="T16">Jagar </text:span>sit<text:span text:style-name="T16">s</text:span> back down <text:span text:style-name="T21">in </text:span><text:span text:style-name="T6">the</text:span><text:span text:style-name="T21"> huddle. </text:span></text:p>
      <text:p text:style-name="P11"><text:span text:style-name="T22">A few moments pass with nothing, but </text:span><text:span text:style-name="T23">then </text:span><text:span text:style-name="T22">suddenly, </text:span><text:span text:style-name="T24">Jagar </text:span><text:span text:style-name="T22">notices a </text:span><text:span text:style-name="T25">chang</text:span><text:span text:style-name="T22">e</text:span><text:span text:style-name="T25">. </text:span><text:span text:style-name="T26">Jagar realizes</text:span><text:span text:style-name="T25"> that </text:span><text:span text:style-name="T26">the</text:span><text:span text:style-name="T25"> </text:span><text:span text:style-name="T27">air around them </text:span><text:span text:style-name="T25">doesn’t feel as cold anymore. </text:span><text:span text:style-name="T28">Looking up, </text:span><text:span text:style-name="T24">Jagar </text:span><text:span text:style-name="T29">notice</text:span><text:span text:style-name="T30">s</text:span><text:span text:style-name="T29"> </text:span><text:span text:style-name="T31">they </text:span><text:span text:style-name="T2">can no longer see </text:span><text:span text:style-name="T31">their </text:span><text:span text:style-name="T2">breath! </text:span><text:span text:style-name="T32">Looking </text:span><text:span text:style-name="T31">again </text:span><text:span text:style-name="T2">at the contraption, </text:span>they realize it is a personal energy source—some kind of heating system, long dormant, now awakening. <text:span text:style-name="T22">For a moment t</text:span><text:span text:style-name="T31">hey </text:span><text:span text:style-name="T32">p</text:span><text:span text:style-name="T2">onder why nobody has seen this before, </text:span><text:span text:style-name="T31">why nobody has pulled the string, </text:span><text:span text:style-name="T29">b</text:span><text:span text:style-name="T22">ut their reverie does not last long because the air around is heating </text:span><text:span text:style-name="T26">up</text:span><text:span text:style-name="T22"> fast </text:span><text:span text:style-name="T26">and </text:span><text:span text:style-name="T29">it is </text:span><text:span text:style-name="T2">becoming </text:span><text:span text:style-name="T32">uncomfortably warm. </text:span><text:span text:style-name="T33">E</text:span><text:span text:style-name="T2">xcite</text:span><text:span text:style-name="T33">d for the new reality</text:span><text:span text:style-name="T2">, </text:span><text:span text:style-name="T29">Jagar </text:span><text:span text:style-name="T2">begin</text:span><text:span text:style-name="T29">s</text:span><text:span text:style-name="T2"> to </text:span><text:span text:style-name="T31">take off </text:span><text:span text:style-name="T29">some </text:span><text:span text:style-name="T23">clothing</text:span><text:span text:style-name="T29">. </text:span></text:p>
      <text:p text:style-name="P12"><text:span text:style-name="T2">Seeing </text:span><text:span text:style-name="T29">Jagar’s</text:span><text:span text:style-name="T24"> </text:span><text:span text:style-name="T2">excitement, the people huddled </text:span><text:span text:style-name="T34">closest </text:span><text:span text:style-name="T2">look up </text:span><text:span text:style-name="T34">and </text:span><text:span text:style-name="T35">anxiously ask</text:span><text:span text:style-name="T27">, </text:span><text:span text:style-name="T2">“What’s </text:span><text:span text:style-name="T34">going on</text:span><text:span text:style-name="T2">?” </text:span><text:span text:style-name="T36">Jagar</text:span><text:span text:style-name="T34"> </text:span><text:span text:style-name="T2">explain</text:span><text:span text:style-name="T36">s</text:span><text:span text:style-name="T2"> about the heater and the string. Smiling, </text:span><text:span text:style-name="T23">Jagar </text:span><text:span text:style-name="T2">suggest</text:span><text:span text:style-name="T23">s</text:span><text:span text:style-name="T2"> if </text:span><text:span text:style-name="T34">everybody would </text:span><text:span text:style-name="T30">just </text:span><text:span text:style-name="T36">pull the string </text:span><text:span text:style-name="T2">they could warm up the room even more. </text:span><text:span text:style-name="T34">A few try and sure enough, after a </text:span><text:span text:style-name="T2">few moments, the </text:span><text:span text:style-name="T37">ambient temperature </text:span><text:span text:style-name="T2">begins to </text:span><text:span text:style-name="T37">rise </text:span><text:span text:style-name="T2">even faster. </text:span><text:span text:style-name="T38">As it does, more and more people find themselves </text:span><text:span text:style-name="T30">anxious, </text:span><text:span text:style-name="T38">uncomfortable, </text:span><text:span text:style-name="T30">and wondering... “</text:span><text:span text:style-name="T23">W</text:span><text:span text:style-name="T30">hat’s going on.” As the air warms </text:span><text:span text:style-name="T39">and people clue in</text:span><text:span text:style-name="T30">, </text:span><text:span text:style-name="T38">more and more begin to </text:span><text:span text:style-name="T35">turn on their heaters </text:span><text:span text:style-name="T23">and </text:span><text:span text:style-name="T40">m</text:span><text:span text:style-name="T35">ore and more begin to </text:span><text:span text:style-name="T38">take off their cloth</text:span><text:span text:style-name="T41">e</text:span><text:span text:style-name="T38">s. </text:span><text:span text:style-name="T42">It is an exciting and joyful unfolding. </text:span><text:span text:style-name="T38">Soon, it seems, the room will </text:span><text:span text:style-name="T43">completely </text:span><text:span text:style-name="T38">transform. </text:span></text:p>
      <text:p text:style-name="P11"><text:soft-page-break/><text:span text:style-name="T38">Unfortunately, </text:span><text:span text:style-name="T36">total transformation of the room </text:span><text:span text:style-name="T38">does take </text:span><text:span text:style-name="T23">time</text:span><text:span text:style-name="T38">, </text:span><text:span text:style-name="T44">much longer than you </text:span><text:span text:style-name="T36">might </text:span><text:span text:style-name="T45">reasonably </text:span><text:span text:style-name="T44">expect </text:span><text:span text:style-name="T39">because i</text:span><text:span text:style-name="T38">nexplicably, </text:span><text:span text:style-name="T43">n</text:span><text:span text:style-name="T38">o matter how warm the room gets, no matter how uncomfortable they </text:span><text:span text:style-name="T46">feel</text:span><text:span text:style-name="T38">, some </text:span><text:span text:style-name="T36">of the cold people</text:span><text:span text:style-name="T38"> </text:span><text:span text:style-name="T45">simply </text:span><text:span text:style-name="T27">refuse to adjust their behaviour. </text:span><text:span text:style-name="T23">Though increasingly uncomfortable, </text:span><text:span text:style-name="T27">they refuse to </text:span><text:span text:style-name="T38">remove their cloth</text:span><text:span text:style-name="T45">ing</text:span><text:span text:style-name="T38">. </text:span><text:span text:style-name="T27">T</text:span><text:span text:style-name="T39">hey </text:span><text:span text:style-name="T38">resist. </text:span><text:span text:style-name="T46">Some resist only a little; </text:span><text:span text:style-name="T45">f</text:span><text:span text:style-name="T43">or these, growing discomfort is enough to get them to </text:span><text:span text:style-name="T27">adapt</text:span><text:span text:style-name="T43">. Other</text:span><text:span text:style-name="T45">s</text:span><text:span text:style-name="T43"> </text:span><text:span text:style-name="T23">resist quite a lot. </text:span><text:span text:style-name="T43">Huddled for so long against the cold, they are afraid to look up, afraid to </text:span><text:span text:style-name="T45">shift their position, </text:span><text:span text:style-name="T43">afraid </text:span><text:span text:style-name="T45">to make </text:span><text:span text:style-name="T43">change. </text:span><text:span text:style-name="T47">S</text:span><text:span text:style-name="T38">ome </text:span><text:span text:style-name="T43">gentle </text:span><text:span text:style-name="T38">coaxing </text:span><text:span text:style-name="T46">and </text:span><text:span text:style-name="T38">loving reassurance </text:span><text:span text:style-name="T45">helps </text:span><text:span text:style-name="T47">a few</text:span><text:span text:style-name="T46">, </text:span><text:span text:style-name="T43">but </text:span><text:span text:style-name="T47">many more scream and </text:span><text:span text:style-name="T43">rage </text:span><text:span text:style-name="T40">an</text:span><text:span text:style-name="T23">d</text:span><text:span text:style-name="T40"> stop and lash out, but that just makes it worse. As the room continues to warm they begin to boil in their own clothes </text:span><text:span text:style-name="T48">until eventually they </text:span><text:span text:style-name="T47">snap </text:span><text:span text:style-name="T49">and </text:span><text:span text:style-name="T48">run screaming </text:span><text:span text:style-name="T47">f</text:span><text:span text:style-name="T48">rom the room. </text:span><text:span text:style-name="T2">Those that can be restrained are gently held until they are calm. The new reality is explained and their clothes are gently removed. Those that </text:span><text:span text:style-name="T50">f</text:span><text:span text:style-name="T2">lail too violently are left to themselves until the </text:span><text:span text:style-name="T51">inevitable consequences ensue. <text:s/></text:span><text:span text:style-name="T52">It’s a sad outcome for many, but really what else can you do? </text:span><text:span text:style-name="T40">The world is changing. The warmth is rising. You have to trust—trust the warmth, trust yourself, trust </text:span><text:span text:style-name="T53">their are </text:span><text:span text:style-name="T40">good people </text:span><text:span text:style-name="T53">willing </text:span><text:span text:style-name="T40">to help... trust that what’s emerging is going to be so much better than anything that has come before. </text:span><text:span text:style-name="T2"><text:s text:c="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201in" style:contextual-spacing="false"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yper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line-height="100%" fo:text-align="start" style:justify-single-word="false">
        <style:tab-stops>
          <style:tab-stop style:position="3.1346in" style:type="center"/>
          <style:tab-stop style:position="3.3465in" style:type="center"/>
          <style:tab-stop style:position="6.6929in" style:type="right"/>
        </style:tab-stops>
      </style:paragraph-properties>
      <style:text-properties officeooo:paragraph-rsid="005dd3d4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1062c5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</style:header>
      <style:footer>
        <text:p text:style-name="MP2"><text:a xlink:type="simple" xlink:href="https://www.patreon.com/collection/216318?view=condensed" office:target-frame-name="_top" xlink:show="replace" text:style-name="Internet_20_link" text:visited-style-name="Visited_20_Internet_20_Link"><text:span text:style-name="Hyperlink"><text:span text:style-name="MT1">/</text:span></text:span><text:span text:style-name="Hyperlink"><text:span text:style-name="MT2">l</text:span></text:span></text:a><text:span text:style-name="MT2">ightningpath/allegories</text:span><text:span text:style-name="Default_20_Paragraph_20_Font"><text:span text:style-name="MT1"><text:line-break/></text:span></text:span><text:a xlink:type="simple" xlink:href="https://www.patreon.com/posts/91088136" office:target-frame-name="_top" xlink:show="replace" text:style-name="Internet_20_link" text:visited-style-name="Visited_20_Internet_20_Link"><text:span text:style-name="Hyperlink"><text:span text:style-name="MT1">Version: 1.2 </text:span></text:span></text:a><text:span text:style-name="Default_20_Paragraph_20_Font"><text:span text:style-name="MT1">/ Download PDF for active links<text:line-break/></text:span></text:span><text:a xlink:type="simple" xlink:href="https://www.patreon.com/posts/114245337" office:target-frame-name="_top" xlink:show="replace" text:style-name="Internet_20_link" text:visited-style-name="Visited_20_Internet_20_Link"><text:span text:style-name="Hyperlink"><text:span text:style-name="MT1">License Statement</text:span></text:span></text:a><text:span text:style-name="Default_20_Paragraph_20_Font"><text:span text:style-name="MT1"><text:line-break/></text:span></text:span><text:a xlink:type="simple" xlink:href="https://spiritwiki.lightningpath.org/index.php/Support" office:target-frame-name="_top" xlink:show="replace" text:style-name="Internet_20_link" text:visited-style-name="Visited_20_Internet_20_Link"><text:span text:style-name="Hyperlink"><text:span text:style-name="MT1">Support the Lightning Path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2T07:43:55.146221807</meta:creation-date>
    <meta:editing-duration>PT18H53M9S</meta:editing-duration>
    <meta:editing-cycles>68</meta:editing-cycles>
    <meta:generator>LibreOffice/24.8.7.2$Windows_X86_64 LibreOffice_project/e07d0a63a46349d29051da79b1fde8160bab2a89</meta:generator>
    <meta:initial-creator>Mike Sosteric</meta:initial-creator>
    <dc:date>2025-05-31T07:26:39.385000000</dc:date>
    <meta:document-statistic meta:table-count="0" meta:image-count="0" meta:object-count="0" meta:page-count="3" meta:paragraph-count="13" meta:word-count="692" meta:character-count="4026" meta:non-whitespace-character-count="3254"/>
  </office:meta>
</office:document-meta>
</file>